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4">
      <text:list-level-style-bullet text:level="1" text:style-name="WW_CharLFO4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&gt;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number text:level="1" style:num-format="a" style:num-letter-sync="true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bullet-char="и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bullet-char="&gt;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bullet-char="с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bullet-char="&gt;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4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5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6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7" style:parent-style-name="Обычный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8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imes14_РИО2" style:family="paragraph">
      <style:paragraph-properties fo:text-align="center" fo:line-height="150%" fo:text-indent="0in"/>
    </style:style>
    <style:style style:name="T16" style:parent-style-name="Названиекниги" style:family="text">
      <style:text-properties fo:text-transform="uppercase"/>
    </style:style>
    <style:style style:name="P17" style:parent-style-name="Обычный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18" style:parent-style-name="Обычный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1" style:parent-style-name="Обычный" style:family="paragraph">
      <style:paragraph-properties fo:text-align="center" fo:line-height="150%"/>
    </style:style>
    <style:style style:name="T22" style:parent-style-name="Названиекниги" style:family="text">
      <style:text-properties fo:font-variant="normal" fo:font-size="14pt" style:font-size-asian="14pt" style:font-size-complex="14pt"/>
    </style:style>
    <style:style style:name="P23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24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5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6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7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8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0" style:family="table-column">
      <style:table-column-properties style:column-width="2.9527in"/>
    </style:style>
    <style:style style:name="TableColumn31" style:family="table-column">
      <style:table-column-properties style:column-width="1.7722in"/>
    </style:style>
    <style:style style:name="TableColumn32" style:family="table-column">
      <style:table-column-properties style:column-width="1.968in"/>
    </style:style>
    <style:style style:name="Table29" style:family="table">
      <style:table-properties style:width="6.693in" style:rel-width="100%" fo:margin-left="0in" table:align="left"/>
    </style:style>
    <style:style style:name="TableRow33" style:family="table-row">
      <style:table-row-properties style:min-row-height="0.4263in"/>
    </style:style>
    <style:style style:name="TableCell3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5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ell36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7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TableRow40" style:family="table-row">
      <style:table-row-properties style:min-row-height="0.4263in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ell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4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47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48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4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50" style:parent-style-name="Обычный" style:family="paragraph">
      <style:paragraph-properties fo:text-align="center" fo:line-height="150%"/>
    </style:style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P52" style:parent-style-name="Обычный" style:family="paragraph">
      <style:paragraph-properties fo:break-before="page" fo:line-height="150%" fo:margin-left="0.4923in">
        <style:tab-stops/>
      </style:paragraph-properties>
    </style:style>
    <style:style style:name="T5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54" style:parent-style-name="Обычный" style:family="paragraph">
      <style:paragraph-properties fo:text-align="justify" fo:line-height="150%" fo:text-indent="0.4923in"/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P56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57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58" style:parent-style-name="Обычный" style:family="paragraph">
      <style:paragraph-properties fo:text-align="center" fo:line-height="150%" fo:text-indent="0.4923in"/>
      <style:text-properties fo:font-size="14pt" style:font-size-asian="14pt" style:font-size-complex="14pt"/>
    </style:style>
    <style:style style:name="P59" style:parent-style-name="Обычный" style:family="paragraph">
      <style:paragraph-properties fo:text-align="justify" fo:line-height="150%" fo:text-indent="0.4923in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P61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2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3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6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7" style:parent-style-name="Обычный" style:family="paragraph">
      <style:paragraph-properties fo:text-align="justify" fo:line-height="150%" fo:margin-left="0.4923in" fo:text-indent="0.4923in">
        <style:tab-stops/>
      </style:paragraph-properties>
      <style:text-properties fo:font-size="14pt" style:font-size-asian="14pt" style:font-size-complex="14pt"/>
    </style:style>
    <style:style style:name="P68" style:parent-style-name="Обычный" style:family="paragraph">
      <style:paragraph-properties fo:text-align="justify" fo:line-height="150%" fo:margin-left="0.4923in" fo:text-indent="0.4923in">
        <style:tab-stops/>
      </style:paragraph-properties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P70" style:parent-style-name="Обычный" style:family="paragraph">
      <style:paragraph-properties fo:text-align="justify" fo:line-height="150%" fo:margin-left="0.4923in" fo:text-indent="0.4923in">
        <style:tab-stops/>
      </style:paragraph-properties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P72" style:parent-style-name="Обычный" style:family="paragraph">
      <style:paragraph-properties fo:text-align="justify" fo:line-height="150%" fo:margin-left="0.4923in" fo:text-indent="0.4923in">
        <style:tab-stops/>
      </style:paragraph-properties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P74" style:parent-style-name="Обычный" style:family="paragraph">
      <style:paragraph-properties fo:text-align="justify" fo:line-height="150%" fo:margin-left="0.4923in">
        <style:tab-stops/>
      </style:paragraph-properties>
      <style:text-properties fo:font-size="14pt" style:font-size-asian="14pt" style:font-size-complex="14pt"/>
    </style:style>
    <style:style style:name="P75" style:parent-style-name="Обычный" style:family="paragraph">
      <style:paragraph-properties fo:text-align="justify" fo:line-height="150%" fo:margin-left="0.4923in" fo:text-indent="0.4923in">
        <style:tab-stops/>
      </style:paragraph-properties>
      <style:text-properties fo:font-size="14pt" style:font-size-asian="14pt" style:font-size-complex="14pt"/>
    </style:style>
    <style:style style:name="P76" style:parent-style-name="Обычный" style:family="paragraph">
      <style:paragraph-properties fo:text-align="justify" fo:line-height="150%" fo:margin-left="0.4923in" fo:text-indent="0.4923in">
        <style:tab-stops/>
      </style:paragraph-properties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P78" style:parent-style-name="Обычный" style:family="paragraph">
      <style:paragraph-properties fo:text-align="justify" fo:line-height="150%" fo:margin-left="0.4923in" fo:text-indent="0.4923in">
        <style:tab-stops/>
      </style:paragraph-properties>
    </style:style>
    <style:style style:name="T79" style:parent-style-name="Основнойшрифтабзаца" style:family="text">
      <style:text-properties fo:font-size="14pt" style:font-size-asian="14pt" style:font-size-complex="14pt"/>
    </style:style>
    <style:style style:name="P80" style:parent-style-name="Обычный" style:family="paragraph">
      <style:paragraph-properties fo:text-align="justify" fo:line-height="150%" fo:margin-left="0.4923in" fo:text-indent="0.4923in">
        <style:tab-stops/>
      </style:paragraph-properties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P82" style:parent-style-name="Обычный" style:family="paragraph">
      <style:paragraph-properties fo:text-align="justify" fo:line-height="150%" fo:margin-left="0.4923in" fo:text-indent="0.4923in">
        <style:tab-stops/>
      </style:paragraph-properties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P84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85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86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87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8" style:parent-style-name="Обычный" style:family="paragraph">
      <style:paragraph-properties fo:line-height="150%" fo:text-indent="0.4923in"/>
      <style:text-properties fo:font-size="14pt" style:font-size-asian="14pt" style:font-size-complex="14pt"/>
    </style:style>
    <style:style style:name="P89" style:parent-style-name="Обычный" style:family="paragraph">
      <style:paragraph-properties fo:break-before="page" fo:line-height="150%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TableColumn92" style:family="table-column">
      <style:table-column-properties style:column-width="1.9736in" style:use-optimal-column-width="false"/>
    </style:style>
    <style:style style:name="TableColumn93" style:family="table-column">
      <style:table-column-properties style:column-width="4.1354in" style:use-optimal-column-width="false"/>
    </style:style>
    <style:style style:name="Table91" style:family="table">
      <style:table-properties style:width="6.109in" fo:margin-left="0.0819in" table:align="left"/>
    </style:style>
    <style:style style:name="TableRow94" style:family="table-row">
      <style:table-row-properties style:min-row-height="0.3659in" style:use-optimal-row-height="false"/>
    </style:style>
    <style:style style:name="TableCell95" style:family="table-cell">
      <style:table-cell-properties fo:border="0.0034in solid #000000" style:writing-mode="lr-tb" fo:padding-top="0in" fo:padding-left="0in" fo:padding-bottom="0in" fo:padding-right="0in"/>
    </style:style>
    <style:style style:name="P96" style:parent-style-name="Обычный" style:family="paragraph">
      <style:paragraph-properties fo:widows="0" fo:orphans="0" style:text-autospace="none" fo:line-height="150%"/>
      <style:text-properties fo:font-size="14pt" style:font-size-asian="14pt" style:font-size-complex="14pt"/>
    </style:style>
    <style:style style:name="TableCell97" style:family="table-cell">
      <style:table-cell-properties fo:border="0.0034in solid #000000" style:writing-mode="lr-tb" fo:padding-top="0in" fo:padding-left="0in" fo:padding-bottom="0in" fo:padding-right="0in"/>
    </style:style>
    <style:style style:name="P98" style:parent-style-name="Обычный" style:family="paragraph">
      <style:paragraph-properties fo:widows="0" fo:orphans="0" style:text-autospace="none" fo:line-height="150%"/>
      <style:text-properties fo:font-size="14pt" style:font-size-asian="14pt" style:font-size-complex="14pt"/>
    </style:style>
    <style:style style:name="TableRow99" style:family="table-row">
      <style:table-row-properties style:min-row-height="1.2194in" style:use-optimal-row-height="false"/>
    </style:style>
    <style:style style:name="TableCell100" style:family="table-cell">
      <style:table-cell-properties fo:border="0.0034in solid #000000" style:writing-mode="lr-tb" fo:padding-top="0in" fo:padding-left="0in" fo:padding-bottom="0in" fo:padding-right="0in"/>
    </style:style>
    <style:style style:name="P101" style:parent-style-name="Обычный" style:family="paragraph">
      <style:text-properties fo:font-size="14pt" style:font-size-asian="14pt" style:font-size-complex="14pt"/>
    </style:style>
    <style:style style:name="P102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TableCell103" style:family="table-cell">
      <style:table-cell-properties fo:border="0.0034in solid #000000" style:writing-mode="lr-tb" fo:padding-top="0in" fo:padding-left="0in" fo:padding-bottom="0in" fo:padding-right="0in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P107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TableRow108" style:family="table-row">
      <style:table-row-properties style:min-row-height="0.9368in" style:use-optimal-row-height="false"/>
    </style:style>
    <style:style style:name="TableCell109" style:family="table-cell">
      <style:table-cell-properties fo:border="0.0034in solid #000000" style:writing-mode="lr-tb" fo:padding-top="0in" fo:padding-left="0in" fo:padding-bottom="0in" fo:padding-right="0in"/>
    </style:style>
    <style:style style:name="P110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P111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TableCell112" style:family="table-cell">
      <style:table-cell-properties fo:border="0.0034in solid #000000" style:writing-mode="lr-tb" fo:padding-top="0in" fo:padding-left="0in" fo:padding-bottom="0in" fo:padding-right="0in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T116" style:parent-style-name="Основнойшрифтабзаца" style:family="text">
      <style:text-properties fo:font-size="14pt" style:font-size-asian="14pt" style:font-size-complex="14pt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P118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TableRow119" style:family="table-row">
      <style:table-row-properties style:min-row-height="1.1145in" style:use-optimal-row-height="false"/>
    </style:style>
    <style:style style:name="TableCell120" style:family="table-cell">
      <style:table-cell-properties fo:border="0.0034in solid #000000" style:writing-mode="lr-tb" fo:padding-top="0in" fo:padding-left="0in" fo:padding-bottom="0in" fo:padding-right="0in"/>
    </style:style>
    <style:style style:name="P121" style:parent-style-name="Обычный" style:family="paragraph">
      <style:paragraph-properties fo:widows="0" fo:orphans="0" style:text-autospace="none"/>
    </style:style>
    <style:style style:name="TableCell122" style:family="table-cell">
      <style:table-cell-properties fo:border="0.0034in solid #000000" style:writing-mode="lr-tb" fo:padding-top="0in" fo:padding-left="0in" fo:padding-bottom="0in" fo:padding-right="0in"/>
    </style:style>
    <style:style style:name="T123" style:parent-style-name="Основнойшрифтабзаца" style:family="text">
      <style:text-properties fo:font-size="14pt" style:font-size-asian="14pt" style:font-size-complex="14pt"/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T125" style:parent-style-name="Основнойшрифтабзаца" style:family="text">
      <style:text-properties fo:font-size="14pt" style:font-size-asian="14pt" style:font-size-complex="14pt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P128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P129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130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31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32" style:parent-style-name="Обычный" style:family="paragraph">
      <style:paragraph-properties fo:break-before="page" fo:text-align="center" fo:line-height="150%"/>
    </style:style>
    <style:style style:name="T133" style:parent-style-name="Названиекниги" style:family="text">
      <style:text-properties fo:text-transform="uppercase" fo:font-size="14pt" style:font-size-asian="14pt" style:font-size-complex="14pt"/>
    </style:style>
    <style:style style:name="P134" style:parent-style-name="Обычный" style:family="paragraph">
      <style:paragraph-properties fo:text-align="center" fo:line-height="150%"/>
    </style:style>
    <style:style style:name="T135" style:parent-style-name="Названиекниги" style:family="text">
      <style:text-properties fo:text-transform="uppercase" fo:font-size="14pt" style:font-size-asian="14pt" style:font-size-complex="14pt"/>
    </style:style>
    <style:style style:name="P136" style:parent-style-name="Обычный" style:family="paragraph">
      <style:paragraph-properties fo:text-align="justify" fo:text-indent="0.4923in"/>
    </style:style>
    <style:style style:name="P137" style:parent-style-name="Обычный" style:family="paragraph">
      <style:paragraph-properties fo:text-align="justify"/>
    </style:style>
    <style:style style:name="P138" style:parent-style-name="Обычный" style:family="paragraph">
      <style:paragraph-properties fo:text-align="justify"/>
    </style:style>
    <style:style style:name="P139" style:parent-style-name="Обычный" style:family="paragraph">
      <style:paragraph-properties fo:text-align="justify"/>
    </style:style>
    <style:style style:name="P140" style:parent-style-name="Обычный" style:family="paragraph">
      <style:paragraph-properties fo:text-align="justify"/>
    </style:style>
    <style:style style:name="P141" style:parent-style-name="Обычный" style:family="paragraph">
      <style:paragraph-properties fo:text-align="justify"/>
    </style:style>
    <style:style style:name="P142" style:parent-style-name="Обычный" style:family="paragraph">
      <style:paragraph-properties fo:text-align="justify"/>
    </style:style>
    <style:style style:name="P143" style:parent-style-name="Обычный" style:family="paragraph">
      <style:paragraph-properties fo:text-align="justify"/>
    </style:style>
    <style:style style:name="P144" style:parent-style-name="Обычный" style:family="paragraph">
      <style:paragraph-properties fo:text-align="justify"/>
    </style:style>
    <style:style style:name="P145" style:parent-style-name="Обычный" style:family="paragraph">
      <style:paragraph-properties fo:text-align="justify"/>
    </style:style>
    <style:style style:name="P146" style:parent-style-name="Обычный" style:family="paragraph">
      <style:paragraph-properties fo:text-align="justify"/>
    </style:style>
    <style:style style:name="P147" style:parent-style-name="Обычный" style:family="paragraph">
      <style:paragraph-properties fo:text-align="justify"/>
    </style:style>
    <style:style style:name="P148" style:parent-style-name="Обычный" style:family="paragraph">
      <style:paragraph-properties fo:text-align="justify"/>
    </style:style>
    <style:style style:name="P149" style:parent-style-name="Обычный" style:family="paragraph">
      <style:paragraph-properties fo:text-align="justify"/>
    </style:style>
    <style:style style:name="P150" style:parent-style-name="Обычный" style:family="paragraph">
      <style:paragraph-properties fo:text-align="justify"/>
    </style:style>
    <style:style style:name="P151" style:parent-style-name="Обычный" style:family="paragraph">
      <style:paragraph-properties fo:text-align="justify"/>
    </style:style>
    <style:style style:name="P152" style:parent-style-name="Обычный" style:family="paragraph">
      <style:paragraph-properties fo:text-align="justify"/>
    </style:style>
    <style:style style:name="P153" style:parent-style-name="Обычный" style:family="paragraph">
      <style:paragraph-properties fo:text-align="justify"/>
    </style:style>
    <style:style style:name="P154" style:parent-style-name="Обычный" style:family="paragraph">
      <style:paragraph-properties fo:text-align="justify"/>
    </style:style>
    <style:style style:name="P155" style:parent-style-name="Обычный" style:family="paragraph">
      <style:paragraph-properties fo:text-align="justify"/>
    </style:style>
    <style:style style:name="P156" style:parent-style-name="Обычный" style:family="paragraph">
      <style:paragraph-properties fo:text-align="justify"/>
    </style:style>
    <style:style style:name="P157" style:parent-style-name="Обычный" style:family="paragraph">
      <style:paragraph-properties fo:text-align="justify"/>
    </style:style>
    <style:style style:name="P158" style:parent-style-name="Обычный" style:family="paragraph">
      <style:paragraph-properties fo:text-align="justify"/>
    </style:style>
    <style:style style:name="P159" style:parent-style-name="Обычный" style:family="paragraph">
      <style:paragraph-properties fo:text-align="justify"/>
    </style:style>
    <style:style style:name="P160" style:parent-style-name="Обычный" style:family="paragraph">
      <style:paragraph-properties fo:text-align="justify"/>
    </style:style>
    <style:style style:name="P161" style:parent-style-name="Обычный" style:family="paragraph">
      <style:paragraph-properties fo:text-align="justify"/>
    </style:style>
    <style:style style:name="P162" style:parent-style-name="Обычный" style:family="paragraph">
      <style:paragraph-properties fo:text-align="justify"/>
    </style:style>
    <style:style style:name="P163" style:parent-style-name="Обычный" style:family="paragraph">
      <style:paragraph-properties fo:text-align="justify"/>
    </style:style>
    <style:style style:name="P164" style:parent-style-name="Обычный" style:family="paragraph">
      <style:paragraph-properties fo:text-align="justify"/>
    </style:style>
    <style:style style:name="P165" style:parent-style-name="Обычный" style:family="paragraph">
      <style:paragraph-properties fo:text-align="justify"/>
    </style:style>
    <style:style style:name="P166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167" style:parent-style-name="Обычный" style:family="paragraph">
      <style:paragraph-properties fo:text-align="justify" fo:text-indent="0.4923in"/>
    </style:style>
    <style:style style:name="P168" style:parent-style-name="Обычный" style:family="paragraph">
      <style:paragraph-properties fo:text-align="justify"/>
    </style:style>
    <style:style style:name="P169" style:parent-style-name="Обычный" style:family="paragraph">
      <style:paragraph-properties fo:text-align="justify"/>
    </style:style>
    <style:style style:name="P170" style:parent-style-name="Обычный" style:family="paragraph">
      <style:paragraph-properties fo:text-align="justify"/>
    </style:style>
    <style:style style:name="P171" style:parent-style-name="Обычный" style:family="paragraph">
      <style:paragraph-properties fo:text-align="justify"/>
    </style:style>
    <style:style style:name="P172" style:parent-style-name="Обычный" style:family="paragraph">
      <style:paragraph-properties fo:text-align="justify"/>
    </style:style>
    <style:style style:name="P173" style:parent-style-name="Обычный" style:family="paragraph">
      <style:paragraph-properties fo:text-align="justify"/>
    </style:style>
    <style:style style:name="P174" style:parent-style-name="Обычный" style:family="paragraph">
      <style:paragraph-properties fo:text-align="justify"/>
    </style:style>
    <style:style style:name="P175" style:parent-style-name="Обычный" style:family="paragraph">
      <style:paragraph-properties fo:text-align="justify"/>
    </style:style>
    <style:style style:name="P176" style:parent-style-name="Обычный" style:family="paragraph">
      <style:paragraph-properties fo:text-align="justify"/>
    </style:style>
    <style:style style:name="P177" style:parent-style-name="Обычный" style:family="paragraph">
      <style:paragraph-properties fo:text-align="justify"/>
    </style:style>
    <style:style style:name="P178" style:parent-style-name="Обычный" style:family="paragraph">
      <style:paragraph-properties fo:text-align="justify"/>
    </style:style>
    <style:style style:name="P179" style:parent-style-name="Обычный" style:family="paragraph">
      <style:paragraph-properties fo:text-align="justify"/>
    </style:style>
    <style:style style:name="P180" style:parent-style-name="Обычный" style:family="paragraph">
      <style:paragraph-properties fo:text-align="justify"/>
    </style:style>
    <style:style style:name="P181" style:parent-style-name="Обычный" style:family="paragraph">
      <style:paragraph-properties fo:text-align="justify"/>
    </style:style>
    <style:style style:name="P182" style:parent-style-name="Обычный" style:family="paragraph">
      <style:paragraph-properties fo:text-align="justify"/>
    </style:style>
    <style:style style:name="P183" style:parent-style-name="Обычный" style:family="paragraph">
      <style:paragraph-properties fo:text-align="justify"/>
    </style:style>
    <style:style style:name="P184" style:parent-style-name="Обычный" style:family="paragraph">
      <style:paragraph-properties fo:text-align="justify"/>
    </style:style>
    <style:style style:name="P185" style:parent-style-name="Обычный" style:family="paragraph">
      <style:paragraph-properties fo:text-align="justify"/>
    </style:style>
    <style:style style:name="P186" style:parent-style-name="Обычный" style:family="paragraph">
      <style:paragraph-properties fo:text-align="justify"/>
    </style:style>
    <style:style style:name="P187" style:parent-style-name="Обычный" style:family="paragraph">
      <style:paragraph-properties fo:text-align="justify"/>
    </style:style>
    <style:style style:name="P188" style:parent-style-name="Обычный" style:family="paragraph">
      <style:paragraph-properties fo:text-align="justify"/>
    </style:style>
    <style:style style:name="P189" style:parent-style-name="Обычный" style:family="paragraph">
      <style:paragraph-properties fo:text-align="justify"/>
    </style:style>
    <style:style style:name="P190" style:parent-style-name="Обычный" style:family="paragraph">
      <style:paragraph-properties fo:text-align="justify"/>
    </style:style>
    <style:style style:name="P191" style:parent-style-name="Обычный" style:family="paragraph">
      <style:paragraph-properties fo:text-align="justify"/>
    </style:style>
    <style:style style:name="P192" style:parent-style-name="Обычный" style:family="paragraph">
      <style:paragraph-properties fo:text-align="justify"/>
    </style:style>
    <style:style style:name="P193" style:parent-style-name="Обычный" style:family="paragraph">
      <style:paragraph-properties fo:text-align="justify"/>
    </style:style>
    <style:style style:name="P194" style:parent-style-name="Обычный" style:family="paragraph">
      <style:paragraph-properties fo:text-align="justify"/>
    </style:style>
    <style:style style:name="P195" style:parent-style-name="Обычный" style:family="paragraph">
      <style:paragraph-properties fo:text-align="justify"/>
    </style:style>
    <style:style style:name="P196" style:parent-style-name="Обычный" style:family="paragraph">
      <style:paragraph-properties fo:text-align="justify"/>
    </style:style>
    <style:style style:name="P197" style:parent-style-name="Обычный" style:family="paragraph">
      <style:paragraph-properties fo:text-align="justify"/>
    </style:style>
    <style:style style:name="P198" style:parent-style-name="Обычный" style:family="paragraph">
      <style:paragraph-properties fo:text-align="justify"/>
    </style:style>
    <style:style style:name="P199" style:parent-style-name="Обычный" style:family="paragraph">
      <style:paragraph-properties fo:text-align="justify"/>
    </style:style>
    <style:style style:name="P200" style:parent-style-name="Обычный" style:family="paragraph">
      <style:paragraph-properties fo:text-align="justify"/>
    </style:style>
    <style:style style:name="P201" style:parent-style-name="Обычный" style:family="paragraph">
      <style:paragraph-properties fo:text-align="justify"/>
    </style:style>
    <style:style style:name="P202" style:parent-style-name="Обычный" style:family="paragraph">
      <style:paragraph-properties fo:text-align="justify"/>
    </style:style>
    <style:style style:name="P203" style:parent-style-name="Обычный" style:family="paragraph">
      <style:paragraph-properties fo:text-align="justify"/>
    </style:style>
    <style:style style:name="P204" style:parent-style-name="Обычный" style:family="paragraph">
      <style:paragraph-properties fo:text-align="justify"/>
    </style:style>
    <style:style style:name="P205" style:parent-style-name="Обычный" style:family="paragraph">
      <style:paragraph-properties fo:text-align="justify"/>
    </style:style>
    <style:style style:name="P206" style:parent-style-name="Обычный" style:family="paragraph">
      <style:paragraph-properties fo:text-align="justify"/>
    </style:style>
    <style:style style:name="P207" style:parent-style-name="Обычный" style:family="paragraph">
      <style:paragraph-properties fo:text-align="justify"/>
    </style:style>
    <style:style style:name="P208" style:parent-style-name="Обычный" style:family="paragraph">
      <style:paragraph-properties fo:text-align="justify"/>
    </style:style>
    <style:style style:name="P209" style:parent-style-name="Обычный" style:family="paragraph">
      <style:paragraph-properties fo:text-align="justify"/>
    </style:style>
    <style:style style:name="P210" style:parent-style-name="Обычный" style:family="paragraph">
      <style:paragraph-properties fo:text-align="justify"/>
    </style:style>
    <style:style style:name="P211" style:parent-style-name="Обычный" style:family="paragraph">
      <style:paragraph-properties fo:text-align="justify"/>
    </style:style>
    <style:style style:name="P212" style:parent-style-name="Обычный" style:family="paragraph">
      <style:paragraph-properties fo:text-align="justify"/>
    </style:style>
    <style:style style:name="P213" style:parent-style-name="Обычный" style:family="paragraph">
      <style:paragraph-properties fo:text-align="justify"/>
    </style:style>
    <style:style style:name="P214" style:parent-style-name="Обычный" style:family="paragraph">
      <style:paragraph-properties fo:text-align="justify"/>
    </style:style>
    <style:style style:name="P215" style:parent-style-name="Обычный" style:family="paragraph">
      <style:paragraph-properties fo:text-align="justify"/>
    </style:style>
    <style:style style:name="P216" style:parent-style-name="Обычный" style:family="paragraph">
      <style:paragraph-properties fo:text-align="justify"/>
    </style:style>
    <style:style style:name="P217" style:parent-style-name="Обычный" style:family="paragraph">
      <style:paragraph-properties fo:text-align="justify"/>
    </style:style>
    <style:style style:name="P218" style:parent-style-name="Обычный" style:family="paragraph">
      <style:paragraph-properties fo:text-align="justify"/>
    </style:style>
    <style:style style:name="P219" style:parent-style-name="Обычный" style:family="paragraph">
      <style:paragraph-properties fo:text-align="justify"/>
    </style:style>
    <style:style style:name="P220" style:parent-style-name="Обычный" style:family="paragraph">
      <style:paragraph-properties fo:text-align="justify"/>
    </style:style>
    <style:style style:name="P221" style:parent-style-name="Обычный" style:family="paragraph">
      <style:paragraph-properties fo:text-align="justify"/>
    </style:style>
    <style:style style:name="P222" style:parent-style-name="Обычный" style:family="paragraph">
      <style:paragraph-properties fo:text-align="justify"/>
    </style:style>
    <style:style style:name="P223" style:parent-style-name="Обычный" style:family="paragraph">
      <style:paragraph-properties fo:text-align="justify"/>
    </style:style>
    <style:style style:name="P224" style:parent-style-name="Обычный" style:family="paragraph">
      <style:paragraph-properties fo:text-align="justify"/>
    </style:style>
    <style:style style:name="P225" style:parent-style-name="Обычный" style:family="paragraph">
      <style:paragraph-properties fo:text-align="justify"/>
    </style:style>
    <style:style style:name="P226" style:parent-style-name="Обычный" style:family="paragraph">
      <style:paragraph-properties fo:text-align="justify"/>
    </style:style>
    <style:style style:name="P227" style:parent-style-name="Обычный" style:family="paragraph">
      <style:paragraph-properties fo:text-align="justify"/>
    </style:style>
    <style:style style:name="P228" style:parent-style-name="Обычный" style:family="paragraph">
      <style:paragraph-properties fo:text-align="justify"/>
    </style:style>
    <style:style style:name="P229" style:parent-style-name="Обычный" style:family="paragraph">
      <style:paragraph-properties fo:text-align="justify"/>
    </style:style>
    <style:style style:name="P230" style:parent-style-name="Обычный" style:family="paragraph">
      <style:paragraph-properties fo:text-align="justify"/>
    </style:style>
    <style:style style:name="P231" style:parent-style-name="Обычный" style:family="paragraph">
      <style:paragraph-properties fo:text-align="justify"/>
    </style:style>
    <style:style style:name="P232" style:parent-style-name="Обычный" style:family="paragraph">
      <style:paragraph-properties fo:text-align="justify"/>
    </style:style>
    <style:style style:name="P233" style:parent-style-name="Обычный" style:family="paragraph">
      <style:paragraph-properties fo:text-align="justify"/>
    </style:style>
    <style:style style:name="P234" style:parent-style-name="Обычный" style:family="paragraph">
      <style:paragraph-properties fo:text-align="justify"/>
    </style:style>
    <style:style style:name="P235" style:parent-style-name="Обычный" style:family="paragraph">
      <style:paragraph-properties fo:text-align="justify"/>
    </style:style>
    <style:style style:name="P236" style:parent-style-name="Обычный" style:family="paragraph">
      <style:paragraph-properties fo:text-align="justify"/>
    </style:style>
    <style:style style:name="P237" style:parent-style-name="Обычный" style:family="paragraph">
      <style:paragraph-properties fo:text-align="justify"/>
    </style:style>
    <style:style style:name="P238" style:parent-style-name="Обычный" style:family="paragraph">
      <style:paragraph-properties fo:text-align="justify"/>
    </style:style>
    <style:style style:name="P239" style:parent-style-name="Обычный" style:family="paragraph">
      <style:paragraph-properties fo:text-align="justify"/>
    </style:style>
    <style:style style:name="P240" style:parent-style-name="Обычный" style:family="paragraph">
      <style:paragraph-properties fo:text-align="justify"/>
    </style:style>
    <style:style style:name="P241" style:parent-style-name="Обычный" style:family="paragraph">
      <style:paragraph-properties fo:text-align="justify"/>
    </style:style>
    <style:style style:name="P242" style:parent-style-name="Обычный" style:family="paragraph">
      <style:paragraph-properties fo:text-align="justify"/>
    </style:style>
    <style:style style:name="P243" style:parent-style-name="Обычный" style:family="paragraph">
      <style:paragraph-properties fo:text-align="justify"/>
    </style:style>
    <style:style style:name="P244" style:parent-style-name="Обычный" style:family="paragraph">
      <style:paragraph-properties fo:text-align="justify"/>
    </style:style>
    <style:style style:name="P245" style:parent-style-name="Обычный" style:family="paragraph">
      <style:paragraph-properties fo:text-align="justify"/>
    </style:style>
    <style:style style:name="P246" style:parent-style-name="Обычный" style:family="paragraph">
      <style:paragraph-properties fo:text-align="justify"/>
    </style:style>
    <style:style style:name="P247" style:parent-style-name="Обычный" style:family="paragraph">
      <style:paragraph-properties fo:text-align="justify"/>
    </style:style>
    <style:style style:name="P248" style:parent-style-name="Обычный" style:family="paragraph">
      <style:paragraph-properties fo:text-align="justify"/>
    </style:style>
    <style:style style:name="P249" style:parent-style-name="Обычный" style:family="paragraph">
      <style:paragraph-properties fo:text-align="justify"/>
    </style:style>
    <style:style style:name="P250" style:parent-style-name="Обычный" style:family="paragraph">
      <style:paragraph-properties fo:text-align="justify"/>
    </style:style>
    <style:style style:name="P251" style:parent-style-name="Обычный" style:family="paragraph">
      <style:paragraph-properties fo:text-align="justify"/>
    </style:style>
    <style:style style:name="P252" style:parent-style-name="Обычный" style:family="paragraph">
      <style:paragraph-properties fo:text-align="justify"/>
    </style:style>
    <style:style style:name="P253" style:parent-style-name="Обычный" style:family="paragraph">
      <style:paragraph-properties fo:text-align="justify"/>
    </style:style>
    <style:style style:name="P254" style:parent-style-name="Обычный" style:family="paragraph">
      <style:paragraph-properties fo:text-align="justify"/>
    </style:style>
    <style:style style:name="P255" style:parent-style-name="Обычный" style:family="paragraph">
      <style:paragraph-properties fo:text-align="justify"/>
    </style:style>
    <style:style style:name="P256" style:parent-style-name="Обычный" style:family="paragraph">
      <style:paragraph-properties fo:text-align="justify"/>
    </style:style>
    <style:style style:name="P257" style:parent-style-name="Обычный" style:family="paragraph">
      <style:paragraph-properties fo:text-align="justify"/>
    </style:style>
    <style:style style:name="P258" style:parent-style-name="Обычный" style:family="paragraph">
      <style:paragraph-properties fo:text-align="justify"/>
    </style:style>
    <style:style style:name="P259" style:parent-style-name="Обычный" style:family="paragraph">
      <style:paragraph-properties fo:text-align="justify"/>
    </style:style>
    <style:style style:name="P260" style:parent-style-name="Обычный" style:family="paragraph">
      <style:paragraph-properties fo:text-align="justify"/>
    </style:style>
    <style:style style:name="P261" style:parent-style-name="Обычный" style:family="paragraph">
      <style:paragraph-properties fo:text-align="justify"/>
    </style:style>
    <style:style style:name="P262" style:parent-style-name="Обычный" style:family="paragraph">
      <style:paragraph-properties fo:text-align="justify"/>
    </style:style>
    <style:style style:name="P263" style:parent-style-name="Обычный" style:family="paragraph">
      <style:paragraph-properties fo:text-align="justify"/>
    </style:style>
    <style:style style:name="P264" style:parent-style-name="Обычный" style:family="paragraph">
      <style:paragraph-properties fo:text-align="justify"/>
    </style:style>
    <style:style style:name="P265" style:parent-style-name="Обычный" style:family="paragraph">
      <style:paragraph-properties fo:text-align="justify"/>
    </style:style>
    <style:style style:name="P266" style:parent-style-name="Обычный" style:family="paragraph">
      <style:paragraph-properties fo:text-align="justify"/>
    </style:style>
    <style:style style:name="P267" style:parent-style-name="Обычный" style:family="paragraph">
      <style:paragraph-properties fo:text-align="justify"/>
    </style:style>
    <style:style style:name="P268" style:parent-style-name="Обычный" style:family="paragraph">
      <style:paragraph-properties fo:text-align="justify"/>
    </style:style>
    <style:style style:name="P269" style:parent-style-name="Обычный" style:family="paragraph">
      <style:paragraph-properties fo:text-align="justify"/>
    </style:style>
    <style:style style:name="P270" style:parent-style-name="Обычный" style:family="paragraph">
      <style:paragraph-properties fo:text-align="justify"/>
    </style:style>
    <style:style style:name="P271" style:parent-style-name="Обычный" style:family="paragraph">
      <style:paragraph-properties fo:text-align="justify"/>
    </style:style>
    <style:style style:name="P272" style:parent-style-name="Обычный" style:family="paragraph">
      <style:paragraph-properties fo:text-align="justify"/>
    </style:style>
    <style:style style:name="P273" style:parent-style-name="Обычный" style:family="paragraph">
      <style:paragraph-properties fo:text-align="justify"/>
    </style:style>
    <style:style style:name="P274" style:parent-style-name="Обычный" style:family="paragraph">
      <style:paragraph-properties fo:text-align="justify"/>
    </style:style>
    <style:style style:name="P275" style:parent-style-name="Обычный" style:family="paragraph">
      <style:paragraph-properties fo:text-align="justify"/>
    </style:style>
    <style:style style:name="P276" style:parent-style-name="Обычный" style:family="paragraph">
      <style:paragraph-properties fo:text-align="justify"/>
    </style:style>
    <style:style style:name="P277" style:parent-style-name="Обычный" style:family="paragraph">
      <style:paragraph-properties fo:text-align="justify"/>
    </style:style>
    <style:style style:name="P278" style:parent-style-name="Обычный" style:family="paragraph">
      <style:paragraph-properties fo:text-align="justify"/>
    </style:style>
    <style:style style:name="P279" style:parent-style-name="Обычный" style:family="paragraph">
      <style:paragraph-properties fo:text-align="justify"/>
    </style:style>
    <style:style style:name="P280" style:parent-style-name="Обычный" style:family="paragraph">
      <style:paragraph-properties fo:text-align="justify"/>
    </style:style>
    <style:style style:name="P281" style:parent-style-name="Обычный" style:family="paragraph">
      <style:paragraph-properties fo:text-align="justify"/>
    </style:style>
    <style:style style:name="P282" style:parent-style-name="Обычный" style:family="paragraph">
      <style:paragraph-properties fo:text-align="justify"/>
    </style:style>
    <style:style style:name="P283" style:parent-style-name="Обычный" style:family="paragraph">
      <style:paragraph-properties fo:text-align="justify"/>
    </style:style>
    <style:style style:name="P284" style:parent-style-name="Обычный" style:family="paragraph">
      <style:paragraph-properties fo:text-align="justify"/>
    </style:style>
    <style:style style:name="P285" style:parent-style-name="Обычный" style:family="paragraph">
      <style:paragraph-properties fo:text-align="justify"/>
    </style:style>
    <style:style style:name="P286" style:parent-style-name="Обычный" style:family="paragraph">
      <style:paragraph-properties fo:text-align="justify"/>
    </style:style>
    <style:style style:name="P287" style:parent-style-name="Обычный" style:family="paragraph">
      <style:paragraph-properties fo:text-align="justify"/>
    </style:style>
    <style:style style:name="P288" style:parent-style-name="Обычный" style:family="paragraph">
      <style:paragraph-properties fo:text-align="justify"/>
    </style:style>
    <style:style style:name="P289" style:parent-style-name="Обычный" style:family="paragraph">
      <style:paragraph-properties fo:text-align="justify"/>
    </style:style>
    <style:style style:name="P290" style:parent-style-name="Обычный" style:family="paragraph">
      <style:paragraph-properties fo:text-align="justify"/>
    </style:style>
    <style:style style:name="P291" style:parent-style-name="Обычный" style:family="paragraph">
      <style:paragraph-properties fo:text-align="justify"/>
    </style:style>
    <style:style style:name="P292" style:parent-style-name="Обычный" style:family="paragraph">
      <style:paragraph-properties fo:text-align="justify"/>
    </style:style>
    <style:style style:name="P293" style:parent-style-name="Обычный" style:family="paragraph">
      <style:paragraph-properties fo:text-align="justify"/>
    </style:style>
    <style:style style:name="P294" style:parent-style-name="Обычный" style:family="paragraph">
      <style:paragraph-properties fo:text-align="justify"/>
    </style:style>
    <style:style style:name="P295" style:parent-style-name="Обычный" style:family="paragraph">
      <style:paragraph-properties fo:text-align="justify"/>
    </style:style>
    <style:style style:name="P296" style:parent-style-name="Обычный" style:family="paragraph">
      <style:paragraph-properties fo:text-align="justify"/>
    </style:style>
    <style:style style:name="P297" style:parent-style-name="Обычный" style:family="paragraph">
      <style:paragraph-properties fo:text-align="justify"/>
    </style:style>
    <style:style style:name="P298" style:parent-style-name="Обычный" style:family="paragraph">
      <style:paragraph-properties fo:text-align="justify"/>
    </style:style>
    <style:style style:name="P299" style:parent-style-name="Обычный" style:family="paragraph">
      <style:paragraph-properties fo:text-align="justify"/>
    </style:style>
    <style:style style:name="P300" style:parent-style-name="Обычный" style:family="paragraph">
      <style:paragraph-properties fo:text-align="justify"/>
    </style:style>
    <style:style style:name="P301" style:parent-style-name="Обычный" style:family="paragraph">
      <style:paragraph-properties fo:text-align="justify"/>
    </style:style>
    <style:style style:name="P302" style:parent-style-name="Обычный" style:family="paragraph">
      <style:paragraph-properties fo:text-align="justify"/>
    </style:style>
  </office:automatic-styles>
  <office:body>
    <office:text text:use-soft-page-breaks="true">
      <text:p text:style-name="P1">м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Кафедра МО 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по лабораторной работе №5</text:p>
      <text:p text:style-name="P18"><text:span text:style-name="T19">по дисциплине «Алгоритмы и структуры данных</text:span><text:span text:style-name="T20">»</text:span></text:p>
      <text:p text:style-name="P21"><text:span text:style-name="T22">Тема: БДП.</text:span></text:p>
      <text:p text:style-name="P23"/>
      <text:p text:style-name="P24"/>
      <text:p text:style-name="P25"/>
      <text:p text:style-name="P26"/>
      <text:p text:style-name="P27"/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Студент гр. 9384</text:p>
          </table:table-cell>
          <table:table-cell table:style-name="TableCell36">
            <text:p text:style-name="P37"/>
          </table:table-cell>
          <table:table-cell table:style-name="TableCell38">
            <text:p text:style-name="P39">Мосин К.К.</text:p>
          </table:table-cell>
        </table:table-row>
        <table:table-row table:style-name="TableRow40">
          <table:table-cell table:style-name="TableCell41">
            <text:p text:style-name="P42">Преподаватель</text:p>
          </table:table-cell>
          <table:table-cell table:style-name="TableCell43">
            <text:p text:style-name="P44"/>
          </table:table-cell>
          <table:table-cell table:style-name="TableCell45">
            <text:p text:style-name="P46">Ефремов М.А.</text:p>
          </table:table-cell>
        </table:table-row>
      </table:table>
      <text:p text:style-name="P47"/>
      <text:p text:style-name="P48"/>
      <text:p text:style-name="P49">Санкт-Петербург</text:p>
      <text:p text:style-name="P50"><text:span text:style-name="T51">2020</text:span></text:p>
      <text:p text:style-name="P52"><text:span text:style-name="T53">Цель работы.</text:span></text:p>
      <text:p text:style-name="P54"><text:span text:style-name="T55">Реализовать структуру бинарного дерева поиска, далее БДП, заполнить ее и записать в файл.</text:span></text:p>
      <text:p text:style-name="P56"/>
      <text:p text:style-name="P57">Задание.</text:p>
      <text:p text:style-name="P58">ВАРИАНТ 11.</text:p>
      <text:p text:style-name="P59"><text:span text:style-name="T60">БДП: случайное БДП с рандомизацией.</text:span></text:p>
      <text:p text:style-name="P61">По заданной последовательности элементов Elem построить структуру данных определенного типа - БДП или хеш-таблицу;</text:p>
      <text:p text:style-name="P62">Записать в файл элементы построенного БДП в порядке их возрастания; вывести построенное БДП на экран.</text:p>
      <text:p text:style-name="P63"/>
      <text:p text:style-name="P64">Выполнение работы.</text:p>
      <text:p text:style-name="P65">Для реализации БДП был разработан класс Tree со следующими методами:</text:p>
      <text:p text:style-name="P66">public-методы:</text:p>
      <text:p text:style-name="P67">Tree();</text:p>
      <text:p text:style-name="P68"><text:span text:style-name="T69">insert();</text:span></text:p>
      <text:p text:style-name="P70"><text:span text:style-name="T71">print();</text:span></text:p>
      <text:p text:style-name="P72"><text:span text:style-name="T73">write();</text:span></text:p>
      <text:p text:style-name="P74">Private-методы:</text:p>
      <text:p text:style-name="P75">insert_root();</text:p>
      <text:p text:style-name="P76"><text:span text:style-name="T77">rotate_right();</text:span></text:p>
      <text:p text:style-name="P78"><text:span text:style-name="T79">rotate_left();</text:span></text:p>
      <text:p text:style-name="P80"><text:span text:style-name="T81">get_size();</text:span></text:p>
      <text:p text:style-name="P82"><text:span text:style-name="T83">update_size();</text:span></text:p>
      <text:p text:style-name="P84">Класс Tree тестировался на примере целочисленного типа int.<text:s/></text:p>
      <text:p text:style-name="P85">Каждый узел хранит значение, поданное на вход, количество узлов, входящих в данный узел, и указатели на левый и правый узлы. Для распределения данных использовались два метода вставок - бинарная вставка и вставка в корень. Бинарная вставка предполагает расположение поданного значения от дерева: если текущее значение больше, то идет перенаправление на левого ребенка, иначе на правого. Вставка в корень предполагает бинарную с поворотом вокруг узла. Вставка в дерево определяется следующим образом: если rand%(size+1) равняется 0, то выбирается вставка в корень, иначе оставшаяся. Это означает, что вставка в корень подбирается тем реже, чем больше входных данных.</text:p>
      <text:p text:style-name="P86"/>
      <text:p text:style-name="P87">Тестирование.</text:p>
      <text:p text:style-name="P88">Результаты тестирования представлены в табл. 2.</text:p>
      <text:p text:style-name="P89"><text:span text:style-name="T90">Таблица 2 – Результаты тестирования</text:span></text:p>
      <table:table table:style-name="Table91">
        <table:table-columns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Входные данные</text:p>
          </table:table-cell>
          <table:table-cell table:style-name="TableCell97">
            <text:p text:style-name="P98">Выходные данные</text:p>
          </table:table-cell>
        </table:table-row>
        <table:table-row table:style-name="TableRow99">
          <table:table-cell table:style-name="TableCell100">
            <text:p text:style-name="P101">3</text:p>
            <text:p text:style-name="P102">3 2 1</text:p>
          </table:table-cell>
          <table:table-cell table:style-name="TableCell103">
            <text:p text:style-name="Обычный"><text:span text:style-name="T104"><text:s text:c="8"/>1,1</text:span></text:p>
            <text:p text:style-name="Обычный"><text:span text:style-name="T105">2,3</text:span></text:p>
            <text:p text:style-name="Обычный"><text:span text:style-name="T106"><text:s text:c="8"/>3,1</text:span></text:p>
            <text:p text:style-name="P107">outfile: 1 2 3</text:p>
          </table:table-cell>
        </table:table-row>
        <table:table-row table:style-name="TableRow108">
          <table:table-cell table:style-name="TableCell109">
            <text:p text:style-name="P110">5</text:p>
            <text:p text:style-name="P111">1 2 3 4 5</text:p>
          </table:table-cell>
          <table:table-cell table:style-name="TableCell112">
            <text:p text:style-name="Обычный"><text:span text:style-name="T113"><text:s text:c="8"/>1,2</text:span></text:p>
            <text:p text:style-name="Обычный"><text:span text:style-name="T114"><text:s text:c="16"/>2,1</text:span></text:p>
            <text:p text:style-name="Обычный"><text:span text:style-name="T115">3,5</text:span></text:p>
            <text:p text:style-name="Обычный"><text:span text:style-name="T116"><text:s text:c="16"/>4,1</text:span></text:p>
            <text:p text:style-name="Обычный"><text:span text:style-name="T117"><text:s text:c="8"/>5,2</text:span></text:p>
            <text:p text:style-name="P118">outfile: 1 2 3 4 5</text:p>
          </table:table-cell>
        </table:table-row>
        <table:table-row table:style-name="TableRow119">
          <table:table-cell table:style-name="TableCell120">
            <text:p text:style-name="Обычный">5</text:p>
            <text:p text:style-name="P121">3 3 3 3 2</text:p>
          </table:table-cell>
          <table:table-cell table:style-name="TableCell122">
            <text:p text:style-name="Обычный"><text:span text:style-name="T123"><text:s text:c="16"/>2,1</text:span></text:p>
            <text:p text:style-name="Обычный"><text:span text:style-name="T124"><text:s text:c="8"/>3,2</text:span></text:p>
            <text:p text:style-name="Обычный"><text:span text:style-name="T125">3,5</text:span></text:p>
            <text:p text:style-name="Обычный"><text:span text:style-name="T126"><text:s text:c="8"/>3,2</text:span></text:p>
            <text:p text:style-name="Обычный"><text:span text:style-name="T127"><text:s text:c="16"/>3,1</text:span></text:p>
            <text:p text:style-name="P128">outfile: 2 3 3 3 3</text:p>
          </table:table-cell>
        </table:table-row>
      </table:table>
      <text:p text:style-name="P129"/>
      <text:p text:style-name="P130">Выводы.</text:p>
      <text:p text:style-name="P131">В ходе выполнения лабораторный работы была реализовано БДП с рандомизацией.</text:p>
      <text:p text:style-name="P132"><text:span text:style-name="T133">Приложение</text:span></text:p>
      <text:p text:style-name="P134"><text:span text:style-name="T135">исходный код программы</text:span></text:p>
      <text:p text:style-name="P136">Название файла: main.cpp</text:p>
      <text:p text:style-name="P137">#include &lt;iostream&gt;</text:p>
      <text:p text:style-name="P138">#include &lt;string&gt;</text:p>
      <text:p text:style-name="P139">#include &lt;sstream&gt;</text:p>
      <text:p text:style-name="P140">#include &lt;fstream&gt;</text:p>
      <text:p text:style-name="P141">#include "tree.h"</text:p>
      <text:p text:style-name="P142"><text:s/></text:p>
      <text:p text:style-name="P143">int main(){</text:p>
      <text:p text:style-name="P144"><text:s text:c="4"/>srand(time(0));</text:p>
      <text:p text:style-name="P145"><text:s/></text:p>
      <text:p text:style-name="P146"><text:s text:c="4"/>Tree&lt;int&gt; *tree;</text:p>
      <text:p text:style-name="P147"><text:s text:c="4"/></text:p>
      <text:p text:style-name="P148"><text:s text:c="4"/>int count;</text:p>
      <text:p text:style-name="P149"><text:s text:c="4"/>std::cout &lt;&lt; "Type count: ";</text:p>
      <text:p text:style-name="P150"><text:s text:c="4"/>std::cin &gt;&gt; count;</text:p>
      <text:p text:style-name="P151"><text:s text:c="4"/>if(count &gt; 0){</text:p>
      <text:p text:style-name="P152"><text:s text:c="8"/>int temp;</text:p>
      <text:p text:style-name="P153"><text:s text:c="8"/>std::cout &lt;&lt; "Type data: ";</text:p>
      <text:p text:style-name="P154"><text:s text:c="8"/>for(int i = 0; i &lt; count; i++){</text:p>
      <text:p text:style-name="P155"><text:s text:c="12"/>std::cin &gt;&gt; temp;</text:p>
      <text:p text:style-name="P156"><text:s text:c="12"/>tree ? tree = tree-&gt;insert(tree, temp) : tree = new Tree&lt;int&gt;(temp);</text:p>
      <text:p text:style-name="P157"><text:s text:c="8"/>}</text:p>
      <text:p text:style-name="P158"><text:s text:c="8"/>tree-&gt;print();</text:p>
      <text:p text:style-name="P159"><text:s text:c="8"/>std::ofstream file("output.txt");</text:p>
      <text:p text:style-name="P160"><text:s text:c="8"/>file.is_open() ? tree-&gt;write(file) : throw std::runtime_error("file could not open");</text:p>
      <text:p text:style-name="P161"><text:s text:c="8"/>delete tree;</text:p>
      <text:p text:style-name="P162"><text:s text:c="4"/>}</text:p>
      <text:p text:style-name="P163"><text:s/></text:p>
      <text:p text:style-name="P164"><text:s text:c="4"/>return 0;</text:p>
      <text:p text:style-name="P165">}</text:p>
      <text:p text:style-name="P166"/>
      <text:p text:style-name="P167">Название файла: tree.h</text:p>
      <text:p text:style-name="P168">#ifndef TREE_H</text:p>
      <text:p text:style-name="P169">#define TREE_H</text:p>
      <text:p text:style-name="P170"><text:s/></text:p>
      <text:p text:style-name="P171">template &lt;typename T&gt;</text:p>
      <text:p text:style-name="P172">class Tree{</text:p>
      <text:p text:style-name="P173">public:</text:p>
      <text:p text:style-name="P174"><text:s text:c="4"/>Tree(T);</text:p>
      <text:p text:style-name="P175"><text:s text:c="4"/>Tree&lt;T&gt;* insert(Tree&lt;T&gt;*, T);</text:p>
      <text:p text:style-name="P176"><text:s text:c="4"/>void print(int = 0);</text:p>
      <text:p text:style-name="P177"><text:s text:c="4"/>void write(std::ofstream&amp;);</text:p>
      <text:p text:style-name="P178"><text:s/></text:p>
      <text:p text:style-name="P179">private:</text:p>
      <text:p text:style-name="P180"><text:s text:c="4"/>Tree&lt;T&gt;* insert_root(Tree&lt;T&gt;* , T);</text:p>
      <text:p text:style-name="P181"><text:s text:c="4"/>Tree&lt;T&gt;* rotate_right(Tree&lt;T&gt;*);</text:p>
      <text:p text:style-name="P182"><text:s text:c="4"/>Tree&lt;T&gt;* rotate_left(Tree&lt;T&gt;*);</text:p>
      <text:p text:style-name="P183"><text:s text:c="4"/>int get_size(Tree&lt;T&gt;*);</text:p>
      <text:p text:style-name="P184"><text:s text:c="4"/>void update_size(Tree&lt;T&gt;*);</text:p>
      <text:p text:style-name="P185"><text:s/></text:p>
      <text:p text:style-name="P186">private:</text:p>
      <text:p text:style-name="P187"><text:s text:c="4"/>T data;</text:p>
      <text:p text:style-name="P188"><text:s text:c="4"/>int size;</text:p>
      <text:p text:style-name="P189"><text:s text:c="4"/>Tree&lt;T&gt;* left;</text:p>
      <text:p text:style-name="P190"><text:s text:c="4"/>Tree&lt;T&gt;* right;</text:p>
      <text:p text:style-name="P191">};</text:p>
      <text:p text:style-name="P192"><text:s/></text:p>
      <text:p text:style-name="P193">template &lt;typename T&gt;</text:p>
      <text:p text:style-name="P194">Tree&lt;T&gt;::Tree(T data) : data(data), size(1), left(nullptr), right(nullptr) {}</text:p>
      <text:p text:style-name="P195"><text:s/></text:p>
      <text:p text:style-name="P196">template &lt;typename T&gt;</text:p>
      <text:p text:style-name="P197">Tree&lt;T&gt;* Tree&lt;T&gt;::insert(Tree&lt;T&gt;* ptr, T data){</text:p>
      <text:p text:style-name="P198"><text:s text:c="4"/>if(!ptr){</text:p>
      <text:p text:style-name="P199"><text:s text:c="8"/>return new Tree&lt;T&gt;(data);</text:p>
      <text:p text:style-name="P200"><text:s text:c="4"/>}</text:p>
      <text:p text:style-name="P201"><text:s text:c="4"/>if(rand()%(ptr-&gt;size+1) == 0){</text:p>
      <text:p text:style-name="P202"><text:s text:c="8"/>std::cout &lt;&lt; data &lt;&lt;" random\n";</text:p>
      <text:p text:style-name="P203"><text:s text:c="8"/>return insert_root(ptr, data);</text:p>
      <text:p text:style-name="P204"><text:s text:c="4"/>}</text:p>
      <text:p text:style-name="P205"><text:s text:c="4"/>if(ptr-&gt;data &gt; data){</text:p>
      <text:p text:style-name="P206"><text:s text:c="8"/>std::cout &lt;&lt; data &lt;&lt; " left\n";</text:p>
      <text:p text:style-name="P207"><text:s text:c="8"/>ptr-&gt;left = insert(ptr-&gt;left, data);</text:p>
      <text:p text:style-name="P208"><text:s text:c="4"/>}</text:p>
      <text:p text:style-name="P209"><text:s text:c="4"/>else{</text:p>
      <text:p text:style-name="P210"><text:s text:c="8"/>std::cout &lt;&lt; data &lt;&lt; " right\n";</text:p>
      <text:p text:style-name="P211"><text:s text:c="8"/>ptr-&gt;right = insert(ptr-&gt;right, data);</text:p>
      <text:p text:style-name="P212"><text:s text:c="4"/>}</text:p>
      <text:p text:style-name="P213"><text:s text:c="4"/>update_size(ptr);</text:p>
      <text:p text:style-name="P214"><text:s text:c="4"/>return ptr;</text:p>
      <text:p text:style-name="P215">}</text:p>
      <text:p text:style-name="P216"><text:s/></text:p>
      <text:p text:style-name="P217">template &lt;typename T&gt;</text:p>
      <text:p text:style-name="P218">void Tree&lt;T&gt;::print(int level){</text:p>
      <text:p text:style-name="P219"><text:s text:c="4"/>if(left){</text:p>
      <text:p text:style-name="P220"><text:s text:c="8"/>left-&gt;print(level+1);</text:p>
      <text:p text:style-name="P221"><text:s text:c="4"/>}</text:p>
      <text:p text:style-name="P222"><text:s text:c="4"/>for(int i = 0; i &lt; level; i++){</text:p>
      <text:p text:style-name="P223"><text:s text:c="8"/>std::cout &lt;&lt; '\t';</text:p>
      <text:p text:style-name="P224"><text:s text:c="4"/>}</text:p>
      <text:p text:style-name="P225"><text:s text:c="4"/>std::cout &lt;&lt; data &lt;&lt; ',' &lt;&lt; size &lt;&lt; std::endl;</text:p>
      <text:p text:style-name="P226"><text:s text:c="4"/>if(right){</text:p>
      <text:p text:style-name="P227"><text:s text:c="8"/>right-&gt;print(level+1);</text:p>
      <text:p text:style-name="P228"><text:s text:c="4"/>}</text:p>
      <text:p text:style-name="P229">}</text:p>
      <text:p text:style-name="P230"><text:s/></text:p>
      <text:p text:style-name="P231">template &lt;typename T&gt;</text:p>
      <text:p text:style-name="P232">void Tree&lt;T&gt;::write(std::ofstream&amp; file){</text:p>
      <text:p text:style-name="P233"><text:s text:c="4"/>if(left){</text:p>
      <text:p text:style-name="P234"><text:s text:c="8"/>left-&gt;write(file);</text:p>
      <text:p text:style-name="P235"><text:s text:c="4"/>}</text:p>
      <text:p text:style-name="P236"><text:s text:c="4"/>file &lt;&lt; data &lt;&lt; " ";</text:p>
      <text:p text:style-name="P237"><text:s text:c="4"/>if(right){</text:p>
      <text:p text:style-name="P238"><text:s text:c="8"/>right-&gt;write(file);</text:p>
      <text:p text:style-name="P239"><text:s text:c="4"/>}</text:p>
      <text:p text:style-name="P240">}</text:p>
      <text:p text:style-name="P241"><text:s/></text:p>
      <text:p text:style-name="P242">template &lt;typename T&gt;</text:p>
      <text:p text:style-name="P243">Tree&lt;T&gt;* Tree&lt;T&gt;::insert_root(Tree&lt;T&gt;* ptr, T data){</text:p>
      <text:p text:style-name="P244"><text:s text:c="4"/>if(!ptr){</text:p>
      <text:p text:style-name="P245"><text:s text:c="8"/>std::cout &lt;&lt; "create\n";</text:p>
      <text:p text:style-name="P246"><text:s text:c="8"/>return new Tree&lt;T&gt;(data);</text:p>
      <text:p text:style-name="P247"><text:s text:c="4"/>}</text:p>
      <text:p text:style-name="P248"><text:s text:c="4"/>if(ptr-&gt;data &gt; data){</text:p>
      <text:p text:style-name="P249"><text:s text:c="8"/>ptr-&gt;left = insert_root(ptr-&gt;left, data);</text:p>
      <text:p text:style-name="P250"><text:s text:c="8"/>update_size(ptr);</text:p>
      <text:p text:style-name="P251"><text:s text:c="8"/>return rotate_right(ptr);</text:p>
      <text:p text:style-name="P252"><text:s text:c="4"/>}</text:p>
      <text:p text:style-name="P253"><text:s text:c="4"/>else{</text:p>
      <text:p text:style-name="P254"><text:s text:c="8"/>ptr-&gt;right = insert_root(ptr-&gt;right, data);</text:p>
      <text:p text:style-name="P255"><text:s text:c="8"/>update_size(ptr);</text:p>
      <text:p text:style-name="P256"><text:s text:c="8"/>return rotate_left(ptr);</text:p>
      <text:p text:style-name="P257"><text:s text:c="4"/>}</text:p>
      <text:p text:style-name="P258">}</text:p>
      <text:p text:style-name="P259"><text:s/></text:p>
      <text:p text:style-name="P260">template &lt;typename T&gt;</text:p>
      <text:p text:style-name="P261">Tree&lt;T&gt;* Tree&lt;T&gt;::rotate_right(Tree&lt;T&gt;* ptr){</text:p>
      <text:p text:style-name="P262"><text:s text:c="4"/>std::cout &lt;&lt; "rotate_right\n";</text:p>
      <text:p text:style-name="P263"><text:s text:c="4"/>Tree&lt;T&gt;* temp = ptr-&gt;left;<text:s/></text:p>
      <text:p text:style-name="P264"><text:s text:c="4"/>if(!temp){</text:p>
      <text:p text:style-name="P265"><text:s text:c="8"/>std::cout &lt;&lt; "exit\n";</text:p>
      <text:p text:style-name="P266"><text:s text:c="8"/>return ptr;</text:p>
      <text:p text:style-name="P267"><text:s text:c="4"/>}<text:s/></text:p>
      <text:p text:style-name="P268"><text:s text:c="4"/>ptr-&gt;left = temp-&gt;right;<text:s/></text:p>
      <text:p text:style-name="P269"><text:s text:c="4"/>temp-&gt;right = ptr;<text:s/></text:p>
      <text:p text:style-name="P270"><text:s text:c="4"/>temp-&gt;size = ptr-&gt;size;<text:s/></text:p>
      <text:p text:style-name="P271"><text:s text:c="4"/>update_size(ptr);<text:s/></text:p>
      <text:p text:style-name="P272"><text:s text:c="4"/>return temp;<text:s/></text:p>
      <text:p text:style-name="P273">}</text:p>
      <text:p text:style-name="P274"><text:s/></text:p>
      <text:p text:style-name="P275">template &lt;typename T&gt;</text:p>
      <text:p text:style-name="P276">Tree&lt;T&gt;* Tree&lt;T&gt;::rotate_left(Tree&lt;T&gt;* ptr){</text:p>
      <text:p text:style-name="P277"><text:s text:c="4"/>std::cout &lt;&lt; "rotate_left\n";</text:p>
      <text:p text:style-name="P278"><text:s text:c="4"/>Tree&lt;T&gt;* temp = ptr-&gt;right;<text:s/></text:p>
      <text:p text:style-name="P279"><text:s text:c="4"/>if(!temp){</text:p>
      <text:p text:style-name="P280"><text:s text:c="8"/>return ptr;</text:p>
      <text:p text:style-name="P281"><text:s text:c="4"/>}<text:s/></text:p>
      <text:p text:style-name="P282"><text:s text:c="4"/>ptr-&gt;right = temp-&gt;left;<text:s/></text:p>
      <text:p text:style-name="P283"><text:s text:c="4"/>temp-&gt;left = ptr;<text:s/></text:p>
      <text:p text:style-name="P284"><text:s text:c="4"/>temp-&gt;size = ptr-&gt;size;<text:s/></text:p>
      <text:p text:style-name="P285"><text:s text:c="4"/>update_size(ptr);<text:s/></text:p>
      <text:p text:style-name="P286"><text:s text:c="4"/>return temp;<text:s/></text:p>
      <text:p text:style-name="P287">}</text:p>
      <text:p text:style-name="P288"><text:s/></text:p>
      <text:p text:style-name="P289">template &lt;typename T&gt;</text:p>
      <text:p text:style-name="P290">int Tree&lt;T&gt;::get_size(Tree&lt;T&gt;* ptr){</text:p>
      <text:p text:style-name="P291"><text:s text:c="4"/>if(!ptr){</text:p>
      <text:p text:style-name="P292"><text:s text:c="8"/>return 0;</text:p>
      <text:p text:style-name="P293"><text:s text:c="4"/>}</text:p>
      <text:p text:style-name="P294"><text:s text:c="4"/>return ptr-&gt;size;</text:p>
      <text:p text:style-name="P295">}</text:p>
      <text:p text:style-name="P296"><text:s/></text:p>
      <text:p text:style-name="P297">template &lt;typename T&gt;</text:p>
      <text:p text:style-name="P298">void Tree&lt;T&gt;::update_size(Tree&lt;T&gt;* ptr){</text:p>
      <text:p text:style-name="P299"><text:s text:c="4"/>ptr-&gt;size = get_size(ptr-&gt;left) + get_size(ptr-&gt;right) + 1;</text:p>
      <text:p text:style-name="P300">}</text:p>
      <text:p text:style-name="P301"><text:s/></text:p>
      <text:p text:style-name="P302">#endif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ja" style:country-asian="JP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388in"/>
      <style:text-properties style:font-name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1388in"/>
      <style:text-properties style:font-name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top="0.1388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>
      <style:text-properties style:font-name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Заголовок2Знак" style:display-name="Заголовок 2 Знак" style:family="text">
      <style:text-properties style:font-name="Cambria" style:font-name-complex="Times New Roman" fo:font-weight="bold" style:font-weight-asian="bold" style:font-weight-complex="bold" fo:color="#4F81BD" fo:font-size="13pt" style:font-size-asian="13pt" style:font-size-complex="13pt" style:language-asian="ru" style:country-asian="RU"/>
    </style:style>
    <style:style style:name="Заголовок4Знак" style:display-name="Заголовок 4 Знак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Заголовок5Знак" style:display-name="Заголовок 5 Знак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style:language-asian="ru" style:country-asian="RU"/>
    </style:style>
    <style:style style:name="Заголовок6Знак" style:display-name="Заголовок 6 Знак" style:family="text">
      <style:text-properties style:font-name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complex="Times New Roman" fo:font-style="italic" style:font-style-asian="italic" style:font-style-complex="italic" fo:color="#404040"/>
    </style:style>
    <style:style style:name="Название" style:display-name="Название" style:family="paragraph" style:parent-style-name="Обычный">
      <style:paragraph-properties fo:text-align="center"/>
      <style:text-properties fo:font-weight="bold" style:font-weight-asian="bold" fo:font-size="11pt" style:font-size-asian="11pt" fo:hyphenate="false"/>
    </style:style>
    <style:style style:name="НазваниеЗнак" style:display-name="Название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" style:display-name="Основной текст с отступом" style:family="paragraph" style:parent-style-name="Обычный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списоксточками" style:display-name="список с точками" style:family="paragraph" style:parent-style-name="Обычный">
      <style:paragraph-properties fo:text-align="justify" fo:line-height="130%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Длятаблиц" style:display-name="Для таблиц" style:family="paragraph" style:parent-style-name="Обычный">
      <style:text-properties fo:hyphenate="false"/>
    </style:style>
    <style:style style:name="Обычныйвеб" style:display-name="Обычный (веб)" style:family="paragraph" style:parent-style-name="Обычный" style:list-style-name="LFO1">
      <style:paragraph-properties fo:margin-top="0.0694in" fo:margin-bottom="0.0694in" fo:margin-left="0.5in">
        <style:tab-stops>
          <style:tab-stop style:type="left" style:position="0in"/>
        </style:tab-stops>
      </style:paragraph-properties>
      <style:text-properties fo:hyphenate="false"/>
    </style:style>
    <style:style style:name="Подзаголовок" style:display-name="Подзаголовок" style:family="paragraph" style:parent-style-name="Обычный">
      <style:paragraph-properties fo:text-align="center"/>
      <style:text-properties fo:font-weight="bold" style:font-weight-asian="bold" style:font-weight-complex="bold" fo:font-variant="small-caps" fo:hyphenate="false"/>
    </style:style>
    <style:style style:name="ПодзаголовокЗнак" style:display-name="Подзаголовок Знак" style:family="text">
      <style:text-properties style:font-name="Times New Roman" style:font-name-complex="Times New Roman" fo:font-weight="bold" style:font-weight-asian="bold" style:font-weight-complex="bold" fo:font-variant="small-caps" fo:font-size="12pt" style:font-size-asian="12pt" style:font-size-complex="12pt" style:language-asian="ru" style:country-asian="RU"/>
    </style:style>
    <style:style style:name="Основнойтекст" style:display-name="Основной текст" style:family="paragraph" style:parent-style-name="Обычный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ОсновнойтекстЗнак" style:display-name="Основной текст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2" style:display-name="Основной текст с отступом 2" style:family="paragraph" style:parent-style-name="Обычный">
      <style:paragraph-properties fo:text-align="justify" fo:margin-left="0.2958in" fo:text-indent="-0.2958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3" style:display-name="Основной текст с отступом 3" style:family="paragraph" style:parent-style-name="Обычный">
      <style:paragraph-properties fo:text-align="justify" fo:margin-top="0.0833in" fo:margin-left="1.1812in" fo:text-indent="-0.4916in">
        <style:tab-stops>
          <style:tab-stop style:type="left" style:position="0in"/>
        </style:tab-stops>
      </style:paragraph-properties>
      <style:text-properties fo:hyphenate="false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ЗнакЗнакЗнакЗнакЗнакЗнакЗнак1" style:display-name="Знак Знак Знак Знак Знак Знак Знак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Поцентру" style:display-name="По центру" style:family="paragraph" style:parent-style-name="Обычный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Обычный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Обычный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накЗнак" style:display-name="Знак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ConsPlusNormal" style:display-name="ConsPlusNormal" style:family="paragraph">
      <style:paragraph-properties fo:widows="0" fo:orphans="0" style:text-autospace="none" fo:text-indent="0.5in"/>
      <style:text-properties style:font-name="Arial" style:font-name-asian="Times New Roman" style:font-name-complex="Arial" style:language-asian="ru" style:country-asian="RU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>
      <style:text-properties style:font-name="Times New Roman" style:font-name-complex="Times New Roman" fo:font-size="12pt" style:font-size-asian="12pt" style:font-size-complex="12pt"/>
    </style:style>
    <style:style style:name="Основнойтекст1" style:display-name="Основной текст1" style:family="paragraph">
      <style:paragraph-properties fo:widows="0" fo:orphans="0" fo:text-align="justify" style:line-height-at-least="0.1666in"/>
      <style:text-properties style:font-name="Arial" fo:color="#000000" fo:font-size="12pt" style:font-size-asian="12pt" style:language-asian="ru" style:country-asian="RU" fo:hyphenate="false"/>
    </style:style>
    <style:style style:name="Основнойтекст2_" style:display-name="Основной текст (2)_" style:family="text">
      <style:text-properties style:font-name="Times New Roman" style:font-name-complex="Times New Roman" style:text-underline-type="none"/>
    </style:style>
    <style:style style:name="Основнойтекст2" style:display-name="Основной текст (2)" style:family="text">
      <style:text-properties style:font-name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fo:language="ru" fo:country="RU" style:language-asian="ru" style:country-asian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fo:language="ru" fo:country="RU" style:language-asian="ru" style:country-asian="RU"/>
    </style:style>
    <style:style style:name="apple-converted-space" style:display-name="apple-converted-space" style:family="text">
      <style:text-properties style:font-name-complex="Times New Roman"/>
    </style:style>
    <style:style style:name="Гиперссылка" style:display-name="Гиперссылка" style:family="text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Заголовок22_" style:display-name="Заголовок №2 (2)_" style:family="text">
      <style:text-properties style:font-name="Times New Roman" style:font-name-complex="Times New Roman" fo:background-color="#FFFFFF"/>
    </style:style>
    <style:style style:name="Заголовок22" style:display-name="Заголовок №2 (2)" style:family="paragraph" style:parent-style-name="Обычный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margin-bottom="0.1388in" fo:line-height="115%"/>
      <style:text-properties style:font-name="Times New Roman" fo:color="#000000" fo:font-size="8pt" style:font-size-asian="8pt" style:language-asian="ru" style:country-asian="RU" fo:hyphenate="false"/>
    </style:style>
    <style:style style:name="Стиль" style:display-name="Стиль" style:family="paragraph">
      <style:paragraph-properties fo:widows="0" fo:orphans="0"/>
      <style:text-properties style:font-name="Times New Roman" style:font-name-asian="Times New Roman" fo:letter-spacing="-0.0006in" style:letter-kerning="true" style:text-position="-4.1% 100%" fo:font-size="12pt" style:font-size-asian="12pt" fo:language="en" fo:country="US" style:language-asian="ru" style:country-asian="RU" fo:hyphenate="false"/>
    </style:style>
    <style:style style:name="Основнойтекст20" style:display-name="Основной текст 2" style:family="paragraph" style:parent-style-name="Обычный">
      <style:paragraph-properties fo:margin-bottom="0.0833in" fo:line-height="200%"/>
      <style:text-properties style:font-name="Calibri" fo:font-size="11pt" style:font-size-asian="11pt" style:font-size-complex="11pt" fo:hyphenate="false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Default" style:display-name="Default" style:family="paragraph">
      <style:paragraph-properties style:text-autospace="none"/>
      <style:text-properties style:font-name="Times New Roman" style:font-name-asian="Times New Roman" fo:color="#000000" fo:font-size="12pt" style:font-size-asian="12pt" style:font-size-complex="12pt" style:language-asian="ru" style:country-asian="RU" fo:hyphenate="false"/>
    </style:style>
    <style:style style:name="Основнойтекст3" style:display-name="Основной текст 3" style:family="paragraph" style:parent-style-name="Обычный">
      <style:paragraph-properties fo:margin-bottom="0.0833in" fo:line-height="115%"/>
      <style:text-properties style:font-name="Calibri" fo:font-size="8pt" style:font-size-asian="8pt" style:font-size-complex="8pt" fo:hyphenate="false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Абзацсписка1" style:display-name="Абзац списка1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complex="Times New Roman" fo:font-weight="bold" style:font-weight-asian="bold" style:font-weight-complex="bold" fo:font-size="11pt" style:font-size-asian="11pt" style:font-size-complex="11pt"/>
    </style:style>
    <style:style style:name="TableStyle2" style:display-name="Table Style 2" style:family="paragraph">
      <style:paragraph-properties fo:border="0in none #FFFFFF" fo:padding="0.4305in" style:shadow="none"/>
      <style:text-properties style:font-name="Helvetica" style:font-name-asian="Times New Roman" style:font-name-complex="Helvetica" fo:color="#000000" style:language-asian="ru" style:country-asian="RU" fo:hyphenate="false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/>
    </style:style>
    <style:style style:name="Style16" style:display-name="Style16" style:family="paragraph">
      <style:paragraph-properties fo:widows="0" fo:orphans="0" fo:border="0in none #FFFFFF" fo:padding="0.4305in" style:shadow="none" fo:text-align="justify" fo:line-height="0.193in"/>
      <style:text-properties style:font-name="Arial Unicode MS" style:font-name-asian="Times New Roman" style:font-name-complex="Arial Unicode MS" fo:color="#000000" fo:font-size="12pt" style:font-size-asian="12pt" style:font-size-complex="12pt" style:text-underline-color="#000000" style:language-asian="ru" style:country-asian="RU" fo:hyphenate="false"/>
    </style:style>
    <style:style style:name="western" style:display-name="western" style:family="paragraph" style:parent-style-name="Обычный">
      <style:paragraph-properties fo:margin-top="0.0694in" fo:margin-bottom="0.0694in"/>
      <style:text-properties fo:hyphenate="false"/>
    </style:style>
    <style:style style:name="Маркированныйсписок" style:display-name="Маркированный список" style:family="paragraph" style:parent-style-name="Обычный">
      <style:paragraph-properties fo:text-align="justify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Обычный">
      <style:paragraph-properties fo:text-align="justify" fo:margin-left="0.8395in" fo:text-indent="-0.25in">
        <style:tab-stops>
          <style:tab-stop style:type="left" style:position="0in"/>
        </style:tab-stops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Обычный">
      <style:paragraph-properties fo:margin-left="0.643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for_tables_12" style:display-name="for_tables_12" style:family="paragraph" style:parent-style-name="Обычный">
      <style:paragraph-properties fo:line-height="0.2222in">
        <style:tab-stops>
          <style:tab-stop style:type="left" style:position="0.4465in"/>
        </style:tab-stops>
      </style:paragraph-properties>
      <style:text-properties fo:hyphenate="false"/>
    </style:style>
    <style:style style:name="Основнойтекст21" style:display-name="Основной текст 21" style:family="paragraph" style:parent-style-name="Обычный">
      <style:paragraph-properties fo:text-align="justify" fo:text-indent="0.4923in"/>
      <style:text-properties fo:hyphenate="false"/>
    </style:style>
    <style:style style:name="Style40" style:display-name="Style40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Style91" style:display-name="Style91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FontStyle139" style:display-name="Font Style139" style:family="text">
      <style:text-properties style:font-name="Arial Unicode MS" style:font-name-asian="Times New Roman" fo:font-size="7pt" style:font-size-asian="7pt"/>
    </style:style>
    <style:style style:name="FontStyle141" style:display-name="Font Style141" style:family="text">
      <style:text-properties style:font-name="Arial Unicode MS" style:font-name-asian="Times New Roman" fo:font-size="7pt" style:font-size-asian="7pt"/>
    </style:style>
    <style:style style:name="FontStyle143" style:display-name="Font Style143" style:family="text">
      <style:text-properties style:font-name="Arial Unicode MS" style:font-name-asian="Times New Roman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fo:font-weight="bold" style:font-weight-asian="bold" fo:font-size="8pt" style:font-size-asian="8pt"/>
    </style:style>
    <style:style style:name="Style96" style:display-name="Style96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FontStyle171" style:display-name="Font Style171" style:family="text">
      <style:text-properties style:font-name="Arial Unicode MS" style:font-name-asian="Times New Roman" fo:font-size="8pt" style:font-size-asian="8pt"/>
    </style:style>
    <style:style style:name="Абзацсписка2" style:display-name="Абзац списка2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Знак4ЗнакЗнак" style:display-name="Знак4 Знак Знак" style:family="text">
      <style:text-properties style:font-name="Calibri" fo:font-size="11pt" style:font-size-asian="11pt" fo:language="ru" fo:country="RU" style:language-asian="en" style:country-asian="US"/>
    </style:style>
    <style:style style:name="TableParagraph" style:display-name="Table Paragraph" style:family="paragraph" style:parent-style-name="Обычный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Обычный">
      <style:text-properties style:font-name="Courier New" style:font-name-complex="Courier New" fo:font-size="10pt" style:font-size-asian="10pt" style:font-size-complex="10pt" fo:hyphenate="false"/>
    </style:style>
    <style:style style:name="ТекстЗнак" style:display-name="Текст Знак" style:family="text">
      <style:text-properties style:font-name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Абзацсписка3" style:display-name="Абзац списка3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Normal1" style:display-name="Normal1" style:family="paragraph">
      <style:text-properties style:font-name="Times New Roman" style:font-name-asian="Times New Roman" style:language-asian="ru" style:country-asian="RU" fo:hyphenate="false"/>
    </style:style>
    <style:style style:name="Абзацсписка4" style:display-name="Абзац списка4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WW_CharLFO2LVL1" style:family="text">
      <style:text-properties style:font-name-complex="Times New Roman" style:text-position="super 100%"/>
    </style:style>
    <style:style style:name="WW_CharLFO2LVL2" style:family="text">
      <style:text-properties style:font-name-complex="Times New Roman" style:text-position="super 100%"/>
    </style:style>
    <style:style style:name="WW_CharLFO2LVL3" style:family="text">
      <style:text-properties style:font-name-complex="Times New Roman" style:text-position="super 100%"/>
    </style:style>
    <style:style style:name="WW_CharLFO2LVL4" style:family="text">
      <style:text-properties style:font-name-complex="Times New Roman" style:text-position="super 100%"/>
    </style:style>
    <style:style style:name="WW_CharLFO2LVL5" style:family="text">
      <style:text-properties style:font-name-complex="Times New Roman" style:text-position="super 100%"/>
    </style:style>
    <style:style style:name="WW_CharLFO2LVL6" style:family="text">
      <style:text-properties style:font-name-complex="Times New Roman" style:text-position="super 100%"/>
    </style:style>
    <style:style style:name="WW_CharLFO2LVL7" style:family="text">
      <style:text-properties style:font-name-complex="Times New Roman" style:text-position="super 100%"/>
    </style:style>
    <style:style style:name="WW_CharLFO2LVL8" style:family="text">
      <style:text-properties style:font-name-complex="Times New Roman" style:text-position="super 100%"/>
    </style:style>
    <style:style style:name="WW_CharLFO2LVL9" style:family="text">
      <style:text-properties style:font-name-complex="Times New Roman" style:text-position="super 100%"/>
    </style:style>
    <text:list-style style:name="Импортированныйстиль2" style:display-name="Импортированный стиль 2">
      <text:list-level-style-number text:level="1" text:style-name="WW_CharLFO2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imes14___0420_0418_041e2" style:display-name="times14___0420_0418_041e2" style:family="paragraph" style:parent-style-name="Обычный">
      <style:paragraph-properties fo:margin-top="0.0694in" fo:margin-bottom="0.0694in"/>
      <style:text-properties fo:hyphenate="false"/>
    </style:style>
    <style:style style:name="dash041e_0431_044b_0447_043d_044b_0439" style:display-name="dash041e_0431_044b_0447_043d_044b_0439" style:family="paragraph" style:parent-style-name="Обычный">
      <style:paragraph-properties fo:margin-top="0.0694in" fo:margin-bottom="0.0694in"/>
      <style:text-properties fo:hyphenate="false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Обычный" style:list-style-name="LFO3">
      <style:paragraph-properties fo:text-align="justify" fo:line-height="120%" fo:margin-left="0.1972in" fo:text-indent="0in">
        <style:tab-stops>
          <style:tab-stop style:type="left" style:position="-1.7722in"/>
          <style:tab-stop style:type="left" style:position="0.2951in"/>
        </style:tab-stops>
      </style:paragraph-properties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Обычный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false"/>
    </style:style>
    <style:style style:name="Times14_РИО2Знак" style:display-name="Times14_РИО2 Знак" style:family="text">
      <style:text-properties style:font-name="Times New Roman" style:font-name-asian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0694in" fo:margin-bottom="0.0694in"/>
      <style:text-properties fo:hyphenate="false"/>
    </style:style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Названиеобъекта" style:display-name="Название объекта" style:family="paragraph" style:parent-style-name="Обычный" style:next-style-name="Обычный">
      <style:paragraph-properties fo:text-indent="0.3937in">
        <style:tab-stops>
          <style:tab-stop style:type="right" style:leader-style="solid" style:leader-text="_" style:position="3.8395in"/>
          <style:tab-stop style:type="right" style:leader-style="solid" style:leader-text="_" style:position="5.9062in"/>
        </style:tab-stops>
      </style:paragraph-properties>
      <style:text-properties style:font-size-complex="10pt" fo:hyphenate="false"/>
    </style:style>
    <style:style style:name="Абзацсписка5" style:display-name="Абзац списка5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Абзацсписка6" style:display-name="Абзац списка6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" style:display-name="Текст абзаца" style:family="paragraph" style:parent-style-name="Обычный">
      <style:paragraph-properties fo:text-align="justify" fo:text-indent="0.4923in"/>
      <style:text-properties fo:language="en" fo:country="US" fo:hyphenate="false"/>
    </style:style>
    <style:style style:name="ТекстабзацаChar" style:display-name="Текст абзаца Char" style:family="text">
      <style:text-properties style:font-name="Times New Roman" style:font-name-asian="Times New Roman" fo:font-size="12pt" style:font-size-asian="12pt" style:font-size-complex="12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LFO1">
      <text:list-level-style-bullet text:level="1" text:style-name="WW_CharLFO1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3">
      <text:list-level-style-bullet text:level="1" text:style-name="WW_CharLFO3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&gt;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number text:level="1" style:num-format="a" style:num-letter-sync="true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bullet-char="и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bullet-char="&gt;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bullet-char="с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bullet-char="&gt;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center" style:position="3.2479in"/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3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K Call</dc:creator>
    <meta:creation-date>2020-11-18T18:25:00Z</meta:creation-date>
    <dc:date>2020-11-18T18:25:00Z</dc:date>
    <meta:print-date>2015-07-17T19:06:00Z</meta:print-date>
    <meta:template xlink:href="Normal.dotm" xlink:type="simple"/>
    <meta:editing-cycles>14</meta:editing-cycles>
    <meta:editing-duration>PT0S</meta:editing-duration>
    <meta:document-statistic meta:page-count="1" meta:paragraph-count="11" meta:word-count="855" meta:character-count="5718" meta:row-count="40" meta:non-whitespace-character-count="4874"/>
  </office:meta>
</office:document-meta>
</file>